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0305_3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03 kWh</text:p>
          </table:table-cell>
          <table:table-cell office:value-type="float" office:value="1270.86" calcext:value-type="float">
            <text:p>1270.86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T-0</text:p>
          </table:table-cell>
          <table:table-cell office:value-type="float" office:value="1464.36" calcext:value-type="float">
            <text:p>1464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06 kWh</text:p>
          </table:table-cell>
          <table:table-cell office:value-type="float" office:value="1288.09" calcext:value-type="float">
            <text:p>1288.09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T-0</text:p>
          </table:table-cell>
          <table:table-cell office:value-type="float" office:value="1469.64" calcext:value-type="float">
            <text:p>1469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87 kWh</text:p>
          </table:table-cell>
          <table:table-cell office:value-type="float" office:value="1869.09" calcext:value-type="float">
            <text:p>1869.09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20.35" calcext:value-type="float">
            <text:p>20.35</text:p>
          </table:table-cell>
          <table:table-cell office:value-type="string" calcext:value-type="string">
            <text:p>T-0</text:p>
          </table:table-cell>
          <table:table-cell office:value-type="float" office:value="2055.76" calcext:value-type="float">
            <text:p>2055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69 kWh</text:p>
          </table:table-cell>
          <table:table-cell office:value-type="float" office:value="1731.2" calcext:value-type="float">
            <text:p>1731.2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T-0</text:p>
          </table:table-cell>
          <table:table-cell office:value-type="float" office:value="1915.8" calcext:value-type="float">
            <text:p>191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46 kWh</text:p>
          </table:table-cell>
          <table:table-cell office:value-type="float" office:value="1559.12" calcext:value-type="float">
            <text:p>1559.12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17.24" calcext:value-type="float">
            <text:p>17.24</text:p>
          </table:table-cell>
          <table:table-cell office:value-type="string" calcext:value-type="string">
            <text:p>T-0</text:p>
          </table:table-cell>
          <table:table-cell office:value-type="float" office:value="1741.32" calcext:value-type="float">
            <text:p>1741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49 kWh</text:p>
          </table:table-cell>
          <table:table-cell office:value-type="float" office:value="1573.93" calcext:value-type="float">
            <text:p>1573.93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T-0</text:p>
          </table:table-cell>
          <table:table-cell office:value-type="float" office:value="1755.6" calcext:value-type="float">
            <text:p>1755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53 kWh</text:p>
          </table:table-cell>
          <table:table-cell office:value-type="float" office:value="1596.14" calcext:value-type="float">
            <text:p>1596.14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T-0</text:p>
          </table:table-cell>
          <table:table-cell office:value-type="float" office:value="1777.36" calcext:value-type="float">
            <text:p>1777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65 kWh</text:p>
          </table:table-cell>
          <table:table-cell office:value-type="float" office:value="1674.63" calcext:value-type="float">
            <text:p>1674.63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18.38" calcext:value-type="float">
            <text:p>18.38</text:p>
          </table:table-cell>
          <table:table-cell office:value-type="string" calcext:value-type="string">
            <text:p>T-0</text:p>
          </table:table-cell>
          <table:table-cell office:value-type="float" office:value="1855.96" calcext:value-type="float">
            <text:p>1855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97 kWh</text:p>
          </table:table-cell>
          <table:table-cell office:value-type="float" office:value="1863.38" calcext:value-type="float">
            <text:p>1863.38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T-0</text:p>
          </table:table-cell>
          <table:table-cell office:value-type="float" office:value="2045.91" calcext:value-type="float">
            <text:p>2045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99 kWh</text:p>
          </table:table-cell>
          <table:table-cell office:value-type="float" office:value="1859.11" calcext:value-type="float">
            <text:p>1859.11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20.22" calcext:value-type="float">
            <text:p>20.22</text:p>
          </table:table-cell>
          <table:table-cell office:value-type="string" calcext:value-type="string">
            <text:p>T-0</text:p>
          </table:table-cell>
          <table:table-cell office:value-type="float" office:value="2041.8" calcext:value-type="float">
            <text:p>204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62 kWh</text:p>
          </table:table-cell>
          <table:table-cell office:value-type="float" office:value="1597.74" calcext:value-type="float">
            <text:p>1597.74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T-0</text:p>
          </table:table-cell>
          <table:table-cell office:value-type="float" office:value="1777.13" calcext:value-type="float">
            <text:p>1777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61 kWh</text:p>
          </table:table-cell>
          <table:table-cell office:value-type="float" office:value="1584.82" calcext:value-type="float">
            <text:p>1584.82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T-0</text:p>
          </table:table-cell>
          <table:table-cell office:value-type="float" office:value="1763.43" calcext:value-type="float">
            <text:p>1763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19:45.283000000</meta:creation-date>
    <dc:date>2018-03-28T09:21:47.700000000</dc:date>
    <meta:editing-duration>PT2M2S</meta:editing-duration>
    <meta:editing-cycles>1</meta:editing-cycles>
    <meta:document-statistic meta:table-count="1" meta:cell-count="129" meta:object-count="0"/>
    <meta:generator>LibreOffice/5.3.4.2$Windows_x86 LibreOffice_project/f82d347ccc0be322489bf7da61d7e4ad13fe2ff3</meta:generator>
  </office:meta>
</office:document-meta>
</file>